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256in" fo:orphans="0" fo:widows="0" style:text-autospace="non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0.1953in" fo:orphans="0" fo:widows="0" style:text-autospace="non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text-autospace="none" style:punctuation-wrap="simple">
        <style:tab-stops>
          <style:tab-stop style:position="0.1in"/>
        </style:tab-stops>
      </style:paragraph-properties>
      <style:text-properties fo:color="#000000" style:font-name="Arial" fo:font-size="12pt" officeooo:rsid="0010bd0c" officeooo:paragraph-rsid="0010bd0c" style:font-size-asian="12pt" style:font-name-complex="Arial" style:font-size-complex="12pt" style:font-weight-complex="bold"/>
    </style:style>
    <style:style style:name="P4" style:family="paragraph" style:parent-style-name="Standard">
      <style:paragraph-properties fo:margin-left="0.0028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font-name="Arial" fo:font-size="12pt" officeooo:rsid="001033e1" officeooo:paragraph-rsid="001033e1" style:font-size-asian="12pt" style:font-name-complex="Arial" style:font-size-complex="12pt"/>
    </style:style>
    <style:style style:name="P5" style:family="paragraph" style:parent-style-name="Standard">
      <style:paragraph-properties fo:margin-left="0.0028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font-name="Arial" fo:font-size="12pt" fo:font-weight="bold" officeooo:rsid="001033e1" officeooo:paragraph-rsid="001033e1" style:font-size-asian="12pt" style:font-weight-asian="bold" style:font-name-complex="Arial" style:font-size-complex="12pt" style:font-weight-complex="bold"/>
    </style:style>
    <style:style style:name="P6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text-autospace="none"/>
      <style:text-properties fo:color="#23b8dc" style:font-name="Cambria" fo:font-size="13pt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 style:list-style-name="WW8Num3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text-autospace="none" style:punctuation-wrap="simple">
        <style:tab-stops>
          <style:tab-stop style:position="0.1in"/>
        </style:tab-stops>
      </style:paragraph-properties>
      <style:text-properties fo:color="#000000" style:font-name="Arial" fo:font-size="12pt" officeooo:rsid="0010bd0c" officeooo:paragraph-rsid="0010bd0c" style:font-size-asian="12pt" style:font-name-complex="Arial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font-name="Arial" fo:font-size="12pt" fo:font-weight="normal" officeooo:rsid="001776a8" officeooo:paragraph-rsid="001776a8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officeooo:paragraph-rsid="001776a8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officeooo:rsid="001776a8" officeooo:paragraph-rsid="001776a8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font-weight="bold" officeooo:rsid="0018ff27" officeooo:paragraph-rsid="0018ff27" style:font-weight-asian="bold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orphans="0" fo:widows="0" style:text-autospace="none"/>
      <style:text-properties style:font-name="Arial" fo:font-size="12pt" fo:font-weight="normal" officeooo:rsid="00169fc2" officeooo:paragraph-rsid="00169fc2" style:font-size-asian="12pt" style:font-weight-asian="normal" style:font-name-complex="Arial" style:font-size-complex="12pt" style:font-weight-complex="normal"/>
    </style:style>
    <style:style style:name="P13" style:family="paragraph" style:parent-style-name="Standard" style:list-style-name="L2">
      <style:paragraph-properties fo:margin-top="0in" fo:margin-bottom="0in" loext:contextual-spacing="false" fo:line-height="100%" fo:text-align="start" style:justify-single-word="false" fo:orphans="0" fo:widows="0" style:text-autospace="none"/>
      <style:text-properties style:font-name="Arial" fo:font-size="12pt" fo:font-weight="normal" officeooo:rsid="00169fc2" officeooo:paragraph-rsid="00169fc2" style:font-size-asian="12pt" style:font-weight-asian="normal" style:font-name-complex="Arial" style:font-size-complex="12pt" style:font-weight-complex="normal"/>
    </style:style>
    <style:style style:name="P14" style:family="paragraph" style:parent-style-name="Standard" style:list-style-name="L5">
      <style:paragraph-properties fo:margin-top="0in" fo:margin-bottom="0in" loext:contextual-spacing="false" fo:line-height="100%" fo:text-align="start" style:justify-single-word="false" fo:orphans="0" fo:widows="0" style:text-autospace="none"/>
      <style:text-properties style:font-name="Arial" fo:font-size="12pt" fo:font-weight="normal" officeooo:rsid="00169fc2" officeooo:paragraph-rsid="00169fc2" style:font-size-asian="12pt" style:font-weight-asian="normal" style:font-name-complex="Arial" style:font-size-complex="12pt" style:font-weight-complex="normal"/>
    </style:style>
    <style:style style:name="P15" style:family="paragraph" style:parent-style-name="Standard" style:list-style-name="L6">
      <style:paragraph-properties fo:margin-top="0in" fo:margin-bottom="0in" loext:contextual-spacing="false" fo:line-height="100%" fo:text-align="start" style:justify-single-word="false" fo:orphans="0" fo:widows="0" style:text-autospace="none"/>
      <style:text-properties style:font-name="Arial" fo:font-size="12pt" fo:font-weight="normal" officeooo:rsid="00169fc2" officeooo:paragraph-rsid="00169fc2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orphans="0" fo:widows="0" style:text-autospace="none"/>
      <style:text-properties style:font-name="Arial" fo:font-size="12pt" fo:font-weight="normal" officeooo:rsid="001776a8" officeooo:paragraph-rsid="001776a8" style:font-size-asian="12pt" style:font-weight-asian="normal" style:font-name-complex="Arial" style:font-size-complex="12pt" style:font-weight-complex="normal"/>
    </style:style>
    <style:style style:name="P17" style:family="paragraph" style:parent-style-name="Standard" style:list-style-name="L3">
      <style:paragraph-properties fo:margin-top="0in" fo:margin-bottom="0in" loext:contextual-spacing="false" fo:line-height="100%" fo:text-align="start" style:justify-single-word="false" fo:orphans="0" fo:widows="0" style:text-autospace="none"/>
      <style:text-properties style:font-name="Arial" fo:font-size="12pt" fo:font-weight="bold" officeooo:rsid="00169fc2" officeooo:paragraph-rsid="00169fc2" style:font-size-asian="12pt" style:font-weight-asian="bold" style:font-name-complex="Arial" style:font-size-complex="12pt" style:font-weight-complex="bold"/>
    </style:style>
    <style:style style:name="P18" style:family="paragraph" style:parent-style-name="Standard" style:list-style-name="L1">
      <style:paragraph-properties fo:margin-top="0in" fo:margin-bottom="0in" loext:contextual-spacing="false" fo:line-height="100%" fo:text-align="start" style:justify-single-word="false" fo:orphans="0" fo:widows="0" style:text-autospace="none"/>
      <style:text-properties style:font-name="Arial" fo:font-size="12pt" fo:font-weight="bold" officeooo:rsid="00169fc2" officeooo:paragraph-rsid="00169fc2" style:font-size-asian="12pt" style:font-weight-asian="bold" style:font-name-complex="Arial" style:font-size-complex="12pt" style:font-weight-complex="bold"/>
    </style:style>
    <style:style style:name="P19" style:family="paragraph" style:parent-style-name="Standard" style:list-style-name="L4">
      <style:paragraph-properties fo:margin-top="0in" fo:margin-bottom="0in" loext:contextual-spacing="false" fo:line-height="100%" fo:text-align="start" style:justify-single-word="false" fo:orphans="0" fo:widows="0" style:text-autospace="none"/>
      <style:text-properties style:font-name="Arial" fo:font-size="12pt" fo:font-weight="bold" officeooo:rsid="00169fc2" officeooo:paragraph-rsid="00169fc2" style:font-size-asian="12pt" style:font-weight-asian="bold" style:font-name-complex="Arial" style:font-size-complex="12pt" style:font-weight-complex="bold"/>
    </style:style>
    <style:style style:name="P20" style:family="paragraph" style:parent-style-name="Standard" style:list-style-name="L7">
      <style:paragraph-properties fo:margin-top="0in" fo:margin-bottom="0in" loext:contextual-spacing="false" fo:line-height="100%" fo:text-align="start" style:justify-single-word="false" fo:orphans="0" fo:widows="0" style:text-autospace="none"/>
      <style:text-properties officeooo:paragraph-rsid="00169fc2"/>
    </style:style>
    <style:style style:name="P21" style:family="paragraph" style:parent-style-name="Standard">
      <style:paragraph-properties fo:margin-top="0in" fo:margin-bottom="0in" loext:contextual-spacing="false" fo:line-height="0.2256in" fo:orphans="0" fo:widows="0" style:text-autospace="none"/>
      <style:text-properties style:font-name="Times New Roman" fo:font-size="12pt" fo:font-weight="bold" officeooo:rsid="0018ff27" officeooo:paragraph-rsid="0018ff27" style:font-size-asian="12pt" style:font-weight-asian="bold" style:font-size-complex="12pt" style:font-weight-complex="bold"/>
    </style:style>
    <style:style style:name="T1" style:family="text">
      <style:text-properties officeooo:rsid="001403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0869"/>
    </style:style>
    <style:style style:name="T4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style:font-name="Arial" fo:font-size="12pt" fo:font-weight="normal" officeooo:rsid="00169fc2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Arial" fo:font-size="12pt" fo:font-weight="normal" officeooo:rsid="001776a8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font-weight="bold" officeooo:rsid="00140340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officeooo:rsid="00169fc2" style:font-size-asian="12pt" style:font-weight-asian="bold" style:font-name-complex="Arial" style:font-size-complex="12pt" style:font-weight-complex="bold"/>
    </style:style>
    <style:style style:name="T10" style:family="text">
      <style:text-properties style:font-name="Arial" fo:font-size="12pt" style:font-size-asian="12pt" style:font-name-complex="Arial" style:font-size-complex="12pt"/>
    </style:style>
    <style:style style:name="T11" style:family="text">
      <style:text-properties style:font-name="Arial" fo:font-size="12pt" officeooo:rsid="00140340" style:font-size-asian="12pt" style:font-name-complex="Arial" style:font-size-complex="12pt"/>
    </style:style>
    <style:style style:name="T12" style:family="text">
      <style:text-properties officeooo:rsid="001776a8"/>
    </style:style>
    <style:style style:name="T13" style:family="text">
      <style:text-properties officeooo:rsid="0018ff27"/>
    </style:style>
    <style:style style:name="T14" style:family="text">
      <style:text-properties officeooo:rsid="001a1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iterion E: Evaluation</text:p>
      <text:p text:style-name="P21">Word Count: <text:span text:style-name="T14">386</text:span></text:p>
      <text:p text:style-name="P1"/>
      <text:p text:style-name="P5">Evaluation of the product:</text:p>
      <text:p text:style-name="P4"/>
      <text:list xml:id="list3866237434646816741" text:style-name="L1">
        <text:list-item>
          <text:p text:style-name="P18"><text:span text:style-name="T3">The client can save products from an Amazon Page through a graphical-user-interface (GUI)</text:span></text:p>
        </text:list-item>
      </text:list>
      <text:p text:style-name="P12"><text:span text:style-name="T12">Met</text:span>, the client was able to save an Amazon product in the extension during my consultation with them.</text:p>
      <text:list xml:id="list9131944450942408420" text:style-name="L2">
        <text:list-item>
          <text:p text:style-name="P13"><text:span text:style-name="T2">The application can differentiate non-Amazon pages from Amazon pages.</text:span> </text:p>
        </text:list-item>
      </text:list>
      <text:p text:style-name="P12"><text:span text:style-name="T12">Met</text:span>, the application displays a <text:span text:style-name="T12">popup </text:span>message to the user <text:span text:style-name="T12">when trying to save a non-amazon URL.</text:span></text:p>
      <text:list xml:id="list4194893825653934096" text:style-name="L3">
        <text:list-item>
          <text:p text:style-name="P17">The application can save the product page URLs across browsers as well as the previously found price. </text:p>
        </text:list-item>
      </text:list>
      <text:p text:style-name="P16">Met, during criteria D product info was saved across browsers as seen between my home and school computer.</text:p>
      <text:list xml:id="list5067855286636306012" text:style-name="L4">
        <text:list-item>
          <text:p text:style-name="P19">The application can web scrape the price of a product off of an Amazon product web page. </text:p>
        </text:list-item>
      </text:list>
      <text:p text:style-name="P16">Met, the application can scrape prices off of Amazon product pages thanks to XMLHttpRequests and the DOMParser.</text:p>
      <text:list xml:id="list6002225309070218894" text:style-name="L5">
        <text:list-item>
          <text:p text:style-name="P14"><text:span text:style-name="T2">The application can notify the client of price changes in desired products.</text:span> </text:p>
        </text:list-item>
      </text:list>
      <text:p text:style-name="P16">Met, as seen through <text:span text:style-name="T13">the extension notifies user with popup message.</text:span></text:p>
      <text:list xml:id="list1313953479066641210" text:style-name="L6">
        <text:list-item>
          <text:p text:style-name="P15"><text:span text:style-name="T2">The application can check product prices on chrome browser start up.</text:span> </text:p>
        </text:list-item>
      </text:list>
      <text:p text:style-name="P8">Met, <text:span text:style-name="T13">application checks using a chrome extension event listener.</text:span></text:p>
      <text:list xml:id="list6157521896155329947" text:style-name="L7">
        <text:list-item>
          <text:p text:style-name="P20"><text:span text:style-name="T9">The application can compare the new price with the old price.</text:span><text:span text:style-name="T5"> </text:span></text:p>
        </text:list-item>
      </text:list>
      <text:p text:style-name="P10"><text:span text:style-name="T6">M</text:span><text:span text:style-name="T4">et, as proved by the fact the application notifies the user upon price changes.</text:span></text:p>
      <text:p text:style-name="P9"><text:span text:style-name="T8"/></text:p>
      <text:p text:style-name="P11"><text:span text:style-name="T11">O</text:span><text:span text:style-name="T10">verall:</text:span></text:p>
      <text:p text:style-name="P11"><text:span text:style-name="T4">The client was mostly satisfied with the product as stated by them during my consultation with them (see Appendix D) they called the product, “handy.” <text:s/>I would conclude the product was a success.</text:span></text:p>
      <text:p text:style-name="P9"><text:span text:style-name="T8"/></text:p>
      <text:p text:style-name="P9"><text:span text:style-name="T8"><text:line-break/>R</text:span><text:span text:style-name="T7">ecommendations for Further Development:</text:span></text:p>
      <text:p text:style-name="P2"/>
      <text:list xml:id="list25318331983000455" text:style-name="WW8Num3">
        <text:list-header>
          <text:p text:style-name="P7">The<text:span text:style-name="T13">re is a lot of potential for</text:span> <text:span text:style-name="T13">further </text:span>development <text:span text:style-name="T13">for </text:span>this product. <text:s/>For instance, the extension can be modified to scrape and track prices on other online retailers <text:span text:style-name="T13">like Alibaba or Ebay</text:span>. <text:s/>And that would just be extending the current feature set. <text:s/>There are also many additional features that would be quite beneficial for the user of the product.</text:p>
        </text:list-header>
      </text:list>
      <text:p text:style-name="P3"/>
      <text:p text:style-name="P3"><text:tab/><text:tab/><text:span text:style-name="T13">My client recommended for instance (see Appendix D) the creation of a graphing feature so that the product would be able to display the pricing trends for a given product and compare it to other similar products. <text:s/>This feature could be accomplished through the integration of a database which keeps track of the price of products or simply the saving of the price of tracked products into the browser’s storage and then recalling it for drawing a graph using the HTML canvas ob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fo:hyphenation-remain-char-count="2" fo:hyphenation-push-char-count="2"/>
    </style:style>
    <style:style style:name="WW8Num1z3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3" style:family="text">
      <style:text-properties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bullet-char="*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72in" fo:margin-bottom="1in" fo:margin-left="0.789in" fo:margin-right="0.7917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72in" fo:margin-bottom="1in" fo:margin-left="0.789in" fo:margin-right="0.847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t</meta:initial-creator>
    <meta:creation-date>2011-02-06T11:26:00</meta:creation-date>
    <dc:date>2019-02-11T09:35:16.939000000</dc:date>
    <meta:editing-cycles>12</meta:editing-cycles>
    <meta:editing-duration>PT45M12S</meta:editing-duration>
    <meta:generator>LibreOffice/5.2.1.2$Windows_X86_64 LibreOffice_project/31dd62db80d4e60af04904455ec9c9219178d620</meta:generator>
    <meta:document-statistic meta:table-count="0" meta:image-count="0" meta:object-count="0" meta:page-count="1" meta:paragraph-count="22" meta:word-count="392" meta:character-count="2331" meta:non-whitespace-character-count="1955"/>
  </office:meta>
</office:document-meta>
</file>